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Block.getWidowConten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ListBlock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validateChildNode( Locator loc , String nsURI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stBlock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getKeepWith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getOrphanConten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getBreak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Block.getBreak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getKeepToge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Block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Block.getCommonMargin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.getKeepWith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